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0.5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  <style:text-properties fo:font-size="12pt" style:font-size-asian="12pt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13cm" svg:x="2cm" svg:y="1.079cm" presentation:class="title" presentation:user-transformed="true">
          <draw:text-box>
            <text:p text:style-name="P5"><text:span text:style-name="T2">1. Generar disparos ofensivos que comprometan la integridad del cañón defensivo.</text:span><text:line-break/>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6"><text:span text:style-name="T3">Para generar los disparos del cañón ofensivo planeo crear una librería de movimientos que me permita dotar <text:s/></text:span></text:p>
                <text:p text:style-name="P6"><text:span text:style-name="T3">a una clase (proyectil) de las ecuaciones de tiro parabólico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3M50S</meta:editing-duration>
    <meta:editing-cycles>3</meta:editing-cycles>
    <meta:generator>LibreOffice/7.1.0.3$Windows_X86_64 LibreOffice_project/f6099ecf3d29644b5008cc8f48f42f4a40986e4c</meta:generator>
    <dc:title>Impress</dc:title>
    <dc:date>2021-02-04T08:44:03.084000000</dc:date>
    <meta:document-statistic meta:object-count="42"/>
  </office:meta>
</office:document-meta>
</file>